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25-06-1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23-09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22-06-27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21-06-0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0168" calcext:value-type="float">
            <text:p>30.3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20-06-23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18-06-05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16-04-14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15-05-28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14-05-27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13-03-27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12-06-13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12-03-2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11-12-2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11-08-3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11-06-28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11-03-31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11-01-1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10-09-2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10-07-20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10-04-02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10-01-0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09-09-29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09-06-29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09-04-01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08-10-1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08-06-1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08-04-16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07-11-0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07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06-05-1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05-06-0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04-05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02-06-0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837119485901</text:p>
          </table:table-cell>
          <table:table-cell office:value-type="string" calcext:value-type="string">
            <text:p>087 <text:s/>N19 E19 26CDDD1 <text:s text:c="3"/>LAKERIDGE GOLF COURSE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